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080000000873DB7F4B1DF7EE6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.224cm"/>
    </style:style>
    <style:style style:name="pr2" style:family="presentation" style:parent-style-name="Default-subtitle">
      <style:graphic-properties draw:stroke="solid" svg:stroke-color="#666666" draw:fill="bitmap" draw:fill-color="#eeeeee" draw:fill-image-name="Empty" fo:min-height="1.814cm" fo:padding-top="0.051cm" fo:padding-bottom="0.051cm" fo:padding-left="0.203cm" fo:padding-right="0.203cm"/>
    </style:style>
    <style:style style:name="pr3" style:family="presentation" style:parent-style-name="Default-subtitle">
      <style:graphic-properties draw:stroke="solid" svg:stroke-color="#666666" draw:fill="bitmap" draw:fill-color="#eeeeee" draw:fill-image-name="Empty" fo:min-height="2.283cm" fo:padding-top="0.051cm" fo:padding-bottom="0.051cm" fo:padding-left="0.203cm" fo:padding-right="0.203cm"/>
    </style:style>
    <style:style style:name="pr4" style:family="presentation" style:parent-style-name="Default-subtitle">
      <style:graphic-properties draw:stroke="none" draw:fill="none" fo:min-height="2.747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loext:graphic-properties draw:fill-color="#ffffff"/>
      <style:text-properties fo:font-size="22pt" style:font-size-asian="22pt" style:font-size-complex="22pt"/>
    </style:style>
    <style:style style:name="P3" style:family="paragraph">
      <style:paragraph-properties fo:text-align="start"/>
      <style:text-properties fo:font-size="16pt" style:font-size-asian="16pt" style:font-size-complex="16pt"/>
    </style:style>
    <style:style style:name="P4" style:family="paragraph">
      <loext:graphic-properties draw:fill="bitmap" draw:fill-color="#eeeeee" draw:fill-image-name="Empty"/>
      <style:paragraph-properties fo:text-align="start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style:text-underline-style="none" style:font-size-asian="16pt" style:font-size-complex="16pt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9.812cm" svg:height="1.224cm" svg:x="3.858cm" svg:y="2.94cm" presentation:class="subtitle" presentation:user-transformed="true">
          <draw:text-box>
            <text:p text:style-name="P1"><text:span text:style-name="T1">Julkisen keskustelun muutos Suomessa 1640-1910</text:span></text:p>
          </draw:text-box>
        </draw:frame>
        <draw:frame presentation:style-name="pr2" draw:text-style-name="P4" draw:layer="layout" svg:width="9.214cm" svg:height="1.916cm" svg:x="15.87cm" svg:y="5.134cm">
          <draw:text-box draw:corner-radius="0.508cm">
            <text:p text:style-name="P3"><text:span text:style-name="T2">Sanomalehtien sisältöanalyysi</text:span></text:p>
            <text:p text:style-name="P3"><text:span text:style-name="T3">tekstikierrätys &amp; </text:span><text:span text:style-name="T4">kokotekstilouhinta</text:span></text:p>
          </draw:text-box>
        </draw:frame>
        <draw:frame presentation:style-name="pr2" draw:text-style-name="P4" draw:layer="layout" svg:width="8.628cm" svg:height="1.916cm" svg:x="3.078cm" svg:y="5.034cm">
          <draw:text-box draw:corner-radius="0.508cm">
            <text:p text:style-name="P3"><text:span text:style-name="T2">Tiedontuotannon yleiskuva </text:span><text:span text:style-name="T5">kirjastoluetteloiden kuvailutiedot</text:span></text:p>
          </draw:text-box>
        </draw:frame>
        <draw:frame presentation:style-name="pr3" draw:text-style-name="P4" draw:layer="layout" svg:width="8.89cm" svg:height="2.385cm" svg:x="9.252cm" svg:y="11.109cm">
          <draw:text-box draw:corner-radius="0.508cm">
            <text:p text:style-name="P3"><text:span text:style-name="T2">Avoimet tutkimusmenetelmät </text:span><text:span text:style-name="T2">t</text:span><text:span text:style-name="T5">utkimusaineiston ja menetelmien </text:span><text:span text:style-name="T5">avoin ekosysteemi</text:span></text:p>
          </draw:text-box>
        </draw:frame>
        <draw:frame presentation:style-name="pr4" draw:text-style-name="P5" draw:layer="layout" svg:width="5.388cm" svg:height="2.747cm" svg:x="11.06cm" svg:y="7.329cm">
          <draw:text-box>
            <text:p text:style-name="P3"><text:span text:style-name="T5">Tiedontuotannon pääpiirteiden ja murroskohtien tunnistus ja analyysi</text:span></text:p>
          </draw:text-box>
        </draw:frame>
        <draw:line draw:style-name="gr1" draw:text-style-name="P6" draw:layer="layout" svg:x1="17.401cm" svg:y1="10.369cm" svg:x2="18.767cm" svg:y2="7.778cm">
          <text:p/>
        </draw:line>
        <draw:line draw:style-name="gr1" draw:text-style-name="P6" draw:layer="layout" svg:x1="9.274cm" svg:y1="10.303cm" svg:x2="7.574cm" svg:y2="7.841cm">
          <text:p/>
        </draw:line>
        <draw:line draw:style-name="gr1" draw:text-style-name="P6" draw:layer="layout" svg:x1="12.589cm" svg:y1="5.999cm" svg:x2="14.85cm" svg:y2="6.048cm">
          <text:p/>
        </draw:lin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Empty" xlink:href="Pictures/10000000000000080000000873DB7F4B1DF7EE6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1T16:30:56.819483052</meta:creation-date>
    <dc:date>2017-06-01T17:58:59.644923696</dc:date>
    <meta:editing-duration>PT35M24S</meta:editing-duration>
    <meta:editing-cycles>10</meta:editing-cycles>
    <meta:generator>LibreOffice/5.1.6.2$Linux_X86_64 LibreOffice_project/10m0$Build-2</meta:generator>
    <meta:document-statistic meta:object-count="31"/>
  </office:meta>
</office:document-meta>
</file>